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office:version="1.2">
  <office:scripts/>
  <office:font-face-decls/>
  <office:automatic-styles>
    <style:style style:name="ta-0x7f6e89fe3010" style:family="table" style:master-page-name="ta-mp-0x7f6e89fe3010">
      <style:table-properties table:display="true" style:writing-mode="lr-tb"/>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2pt" style:use-optimal-row-height="true"/>
    </style:style>
    <style:style style:name="ACOL-0" style:family="table-column">
      <style:table-column-properties style:column-width="48.00pt" style:use-optimal-column-width="true"/>
    </style:style>
    <style:style style:name="ACE-0x7f6e89ffda5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7f6e89ffe39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OL-1" style:family="table-column">
      <style:table-column-properties style:column-width="108.75pt" style:use-optimal-column-width="true"/>
    </style:style>
    <style:style style:name="ACOL-2" style:family="table-column">
      <style:table-column-properties style:column-width="405.75pt" style:use-optimal-column-width="true"/>
    </style:style>
    <style:style style:name="ACOL-3" style:family="table-column">
      <style:table-column-properties style:column-width="392.25pt" style:use-optimal-column-width="true"/>
    </style:style>
    <style:style style:name="ACOL-4" style:family="table-column">
      <style:table-column-properties style:column-width="42.75pt" style:use-optimal-column-width="true"/>
    </style:style>
    <style:style style:name="ACOL-5" style:family="table-column"/>
    <style:style style:name="AROW-1" style:family="table-row">
      <style:table-row-properties style:row-height="13.50pt" style:use-optimal-row-height="true"/>
    </style:style>
    <style:style style:name="AROW-2" style:family="table-row">
      <style:table-row-properties style:row-height="51.75pt" style:use-optimal-row-height="true"/>
    </style:style>
    <style:style style:name="AROW-3" style:family="table-row">
      <style:table-row-properties style:row-height="39.00pt" style:use-optimal-row-height="true"/>
    </style:style>
    <style:style style:name="AROW-4" style:family="table-row">
      <style:table-row-properties style:row-height="26.25pt" style:use-optimal-row-height="true"/>
    </style:style>
    <style:style style:name="AROW-5" style:family="table-row">
      <style:table-row-properties style:row-height="64.50pt" style:use-optimal-row-height="true"/>
    </style:style>
    <style:style style:name="AROW-6"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x7f6e89fe3010" table:print="true">
        <office:forms form:automatic-focus="false" form:apply-design-mode="false">
          <form:form/>
        </office:forms>
        <table:table-column table:style-name="ACOL-1"/>
        <table:table-column table:style-name="ACOL-2"/>
        <table:table-column table:default-cell-style-name="ACE-0x7f6e89ffe398" table:style-name="ACOL-3"/>
        <table:table-column table:style-name="ACOL-4"/>
        <table:table-column table:style-name="ACOL-0" table:number-columns-repeated="124"/>
        <table:table-row table:style-name="AROW-1">
          <table:table-cell table:style-name="Gnumeric-default" office:value-type="string">
            <text:p>Title</text:p>
          </table:table-cell>
          <table:table-cell table:style-name="Gnumeric-default" office:value-type="string">
            <text:p>URL</text:p>
          </table:table-cell>
          <table:table-cell table:style-name="ACE-0x7f6e89ffe398" office:value-type="string">
            <text:p>Description</text:p>
          </table:table-cell>
          <table:table-cell table:style-name="Gnumeric-default" office:value-type="string">
            <text:p>Type</text:p>
          </table:table-cell>
          <table:table-cell table:number-columns-repeated="124" table:style-name="Gnumeric-default"/>
        </table:table-row>
        <table:table-row table:style-name="AROW-2">
          <table:table-cell table:style-name="Gnumeric-default" office:value-type="string">
            <text:p>Breathe2Relax</text:p>
          </table:table-cell>
          <table:table-cell table:style-name="Gnumeric-default" office:value-type="string">
            <text:p>https://itunes.apple.com/us/app/breathe2relax/id425720246?mt=8</text:p>
          </table:table-cell>
          <table:table-cell table:style-name="ACE-0x7f6e89ffe398" office:value-type="string">
            <text:p>Breathe2Relax is a portable stress management tool which provides detailed information on the effects of stress on the body ad instructions and practice exercises to help users learn the stress management skill called diaphragmatic breathing. </text:p>
          </table:table-cell>
          <table:table-cell table:style-name="Gnumeric-default" office:value-type="string">
            <text:p>App</text:p>
          </table:table-cell>
          <table:table-cell table:number-columns-repeated="124" table:style-name="Gnumeric-default"/>
        </table:table-row>
        <table:table-row table:style-name="AROW-3">
          <table:table-cell table:style-name="Gnumeric-default" office:value-type="string">
            <text:p>CBT-I Coach</text:p>
          </table:table-cell>
          <table:table-cell table:style-name="Gnumeric-default" office:value-type="string">
            <text:p>https://itunes.apple.com/us/app/cbt-i-coach/id655918660?mt=8</text:p>
          </table:table-cell>
          <table:table-cell table:style-name="ACE-0x7f6e89ffe398" office:value-type="string">
            <text:p>CBT-I Coach is for people who are engaged in Cognitive Behavioral Therapy for Insomnia with a health provider or who have experienced symptoms of insomnia and would like to improve their sleep habits.</text:p>
          </table:table-cell>
          <table:table-cell table:style-name="Gnumeric-default" office:value-type="string">
            <text:p>App</text:p>
          </table:table-cell>
          <table:table-cell table:number-columns-repeated="124" table:style-name="Gnumeric-default"/>
        </table:table-row>
        <table:table-row table:style-name="AROW-4">
          <table:table-cell table:style-name="Gnumeric-default" office:value-type="string">
            <text:p>LifeArmor</text:p>
          </table:table-cell>
          <table:table-cell table:style-name="Gnumeric-default" office:value-type="string">
            <text:p>https://itunes.apple.com/us/app/life-armor/id499648341?mt=8&amp;ls=1%22</text:p>
          </table:table-cell>
          <table:table-cell table:style-name="ACE-0x7f6e89ffe398" office:value-type="string">
            <text:p>LifeArmor is a comprehensive learning and self-management tool to assist members of the military community with common mental health concerns.</text:p>
          </table:table-cell>
          <table:table-cell table:style-name="Gnumeric-default" office:value-type="string">
            <text:p>App</text:p>
          </table:table-cell>
          <table:table-cell table:number-columns-repeated="124" table:style-name="Gnumeric-default"/>
        </table:table-row>
        <table:table-row table:style-name="AROW-4">
          <table:table-cell table:style-name="Gnumeric-default" office:value-type="string">
            <text:p>MOVE!</text:p>
          </table:table-cell>
          <table:table-cell table:style-name="Gnumeric-default" office:value-type="string">
            <text:p>https://itunes.apple.com/us/app/move!-coach/id878356988?mt=8</text:p>
          </table:table-cell>
          <table:table-cell table:style-name="ACE-0x7f6e89ffe398" office:value-type="string">
            <text:p>MOVE!® is a weight self-management program for Veterans who want to improve their health.</text:p>
          </table:table-cell>
          <table:table-cell table:style-name="Gnumeric-default" office:value-type="string">
            <text:p>App</text:p>
          </table:table-cell>
          <table:table-cell table:number-columns-repeated="124" table:style-name="Gnumeric-default"/>
        </table:table-row>
        <table:table-row table:style-name="AROW-5">
          <table:table-cell table:style-name="Gnumeric-default" office:value-type="string">
            <text:p>PE Coach</text:p>
          </table:table-cell>
          <table:table-cell table:style-name="Gnumeric-default" office:value-type="string">
            <text:p>https://itunes.apple.com/us/app/pe-coach/id507357193?mt=8</text:p>
          </table:table-cell>
          <table:table-cell table:style-name="ACE-0x7f6e89ffe398" office:value-type="string">
            <text:p>PE Coach is an app to be used in during psychotherapy (Prolonged Exposure Therapy) provided by a behavioral health professional for Soldiers, Sailors, Airmen, or Marines or Veterans experiencing difficulties due to a traumatic experience (for example, combat, deployment experience, or sexual assault), the PE Coach mobile application (app) may be part of the solution.</text:p>
          </table:table-cell>
          <table:table-cell table:style-name="Gnumeric-default" office:value-type="string">
            <text:p>App</text:p>
          </table:table-cell>
          <table:table-cell table:number-columns-repeated="124" table:style-name="Gnumeric-default"/>
        </table:table-row>
        <table:table-row table:style-name="AROW-5">
          <table:table-cell table:style-name="Gnumeric-default" office:value-type="string">
            <text:p>PTSD Coach</text:p>
          </table:table-cell>
          <table:table-cell table:style-name="Gnumeric-default" office:value-type="string">
            <text:p>https://itunes.apple.com/us/app/ptsd-coach/id430646302?mt=8&amp;ign-mpt=uo%3d2</text:p>
          </table:table-cell>
          <table:table-cell table:style-name="ACE-0x7f6e89ffe398" office:value-type="string">
            <text:p>PTSD Coach was designed for Veterans and military Service Members who have, or may have, Posttraumatic Stress Disorder (PTSD). This app provides users with education about PTSD, information about professional care, a self-assessment for PTSD, opportunities to find support, and tools that can help users manage the stresses of daily life</text:p>
          </table:table-cell>
          <table:table-cell table:style-name="Gnumeric-default" office:value-type="string">
            <text:p>App</text:p>
          </table:table-cell>
          <table:table-cell table:number-columns-repeated="124" table:style-name="Gnumeric-default"/>
        </table:table-row>
        <table:table-row table:style-name="AROW-2">
          <table:table-cell table:style-name="Gnumeric-default" office:value-type="string">
            <text:p>Stay Quit Coach</text:p>
          </table:table-cell>
          <table:table-cell table:style-name="Gnumeric-default" office:value-type="string">
            <text:p>https://itunes.apple.com/us/app/stay-quit-coach/id655892317?ls=1&amp;mt=8</text:p>
          </table:table-cell>
          <table:table-cell table:style-name="ACE-0x7f6e89ffe398" office:value-type="string">
            <text:p>Stay Quit Coach is designed to help with quitting smoking. It is intended to serve as a source of readily available support and information for adults who are already in treatment to quit smoking - - to help them stay quit even after treatment ends.</text:p>
          </table:table-cell>
          <table:table-cell table:style-name="Gnumeric-default" office:value-type="string">
            <text:p>App</text:p>
          </table:table-cell>
          <table:table-cell table:number-columns-repeated="124" table:style-name="Gnumeric-default"/>
        </table:table-row>
        <table:table-row table:style-name="AROW-3">
          <table:table-cell table:style-name="Gnumeric-default" office:value-type="string">
            <text:p>T2 Mood Tracker</text:p>
          </table:table-cell>
          <table:table-cell table:style-name="Gnumeric-default" office:value-type="string">
            <text:p>https://itunes.apple.com/us/app/t2-mood-tracker/id428373825?mt=8</text:p>
          </table:table-cell>
          <table:table-cell table:style-name="ACE-0x7f6e89ffe398" office:value-type="string">
            <text:p>T2 Mood Tracker allows users to monitor their moods on six pre-loaded scales (anxiety, stress, depression, brain injury, post-traumatic stress, general well-being)</text:p>
          </table:table-cell>
          <table:table-cell table:style-name="Gnumeric-default" office:value-type="string">
            <text:p>App</text:p>
          </table:table-cell>
          <table:table-cell table:number-columns-repeated="124" table:style-name="Gnumeric-default"/>
        </table:table-row>
        <table:table-row table:style-name="AROW-4">
          <table:table-cell table:style-name="Gnumeric-default" office:value-type="string">
            <text:p>SmokefreeVET</text:p>
          </table:table-cell>
          <table:table-cell table:style-name="Gnumeric-default" office:value-type="string">
            <text:p>http://smokefree.gov/vet</text:p>
          </table:table-cell>
          <table:table-cell table:style-name="ACE-0x7f6e89ffe398" office:value-type="string">
            <text:p>SmokefreeVET is a mobile text messaging service for military Veterans who receive their health care through VA. </text:p>
          </table:table-cell>
          <table:table-cell table:style-name="Gnumeric-default" office:value-type="string">
            <text:p>Service</text:p>
          </table:table-cell>
          <table:table-cell table:number-columns-repeated="124" table:style-name="Gnumeric-default"/>
        </table:table-row>
        <table:table-row table:style-name="AROW-2">
          <table:table-cell table:style-name="Gnumeric-default" office:value-type="string">
            <text:p>Start Moving Forward</text:p>
          </table:table-cell>
          <table:table-cell table:style-name="Gnumeric-default" office:value-type="string">
            <text:p>http://startmovingforward.t2.health.mil/</text:p>
          </table:table-cell>
          <table:table-cell table:style-name="ACE-0x7f6e89ffe398" office:value-type="string">
            <text:p>Start Moving Forward is a free, on-line educational and life coaching program that teaches Problem Solving skills to help you to better handle life’s challenges. <text:s/>It is designed to be especially helpful for Veterans, Military Service Members and their families.</text:p>
          </table:table-cell>
          <table:table-cell table:style-name="Gnumeric-default" office:value-type="string">
            <text:p>Website</text:p>
          </table:table-cell>
          <table:table-cell table:number-columns-repeated="124" table:style-name="Gnumeric-default"/>
        </table:table-row>
        <table:table-row table:style-name="AROW-4">
          <table:table-cell table:number-columns-repeated="128" table:style-name="Gnumeric-default"/>
        </table:table-row>
        <table:table-row table:style-name="AROW-2">
          <table:table-cell table:number-columns-repeated="128" table:style-name="Gnumeric-default"/>
        </table:table-row>
        <table:table-row table:style-name="AROW-0" table:number-rows-repeated="1048563">
          <table:table-cell table:number-columns-repeated="128"/>
        </table:table-row>
        <table:named-expressions>
          <table:named-expression table:name="Print_Area" table:expression="of:=#REF!" table:base-cell-address="$'Sheet1'.$A$1"/>
          <table:named-expression table:name="Sheet_Title" table:expression="of:=&quot;Sheet1&quot;" table:base-cell-address="$'Sheet1'.$A$1"/>
        </table:named-expressions>
        <gnm:selections gnm:cursor-col="1" gnm:cursor-row="1">
          <gnm:selection gnm:start-col="1" gnm:start-row="1" gnm:end-col="1" gnm:end-row="1"/>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office:version="1.2">
  <office:styles>
    <style:style style:name="Gnumeric-default"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default-style style:family="table-cel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default-style>
    <style:default-style style:family="table-column">
      <style:table-column-properties style:column-width="48.00pt" style:use-optimal-column-width="true"/>
    </style:default-style>
    <style:default-style style:family="table-row">
      <style:table-row-properties style:row-height="12.82pt" style:use-optimal-row-height="true"/>
    </style:default-style>
  </office:styles>
  <office:automatic-styles>
    <style:page-layout style:name="pl-0x7f6e89fd089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gnm:style-print=""/>
      <style:header-style>
        <style:header-footer-properties fo:border="none" style:shadow="none" fo:padding="0.00pt" fo:margin="0.00pt" fo:min-height="21.26pt" svg:height="21.26pt" style:dynamic-spacing="true"/>
      </style:header-style>
      <style:footer-style>
        <style:header-footer-properties fo:border="none" style:shadow="none" fo:padding="0.00pt" fo:margin="0.00pt" fo:min-height="21.26pt" svg:height="21.26pt" style:dynamic-spacing="true"/>
      </style:footer-style>
    </style:page-layout>
  </office:automatic-styles>
  <office:master-styles>
    <style:master-page style:name="ta-mp-0x7f6e89fe3010" style:display-name="Sheet1" style:page-layout-name="pl-0x7f6e89fd089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hristopher Nies</dc:creator>
    <dc:date>2014-07-15T00:38:08Z</dc:date>
    <meta:creation-date>2014-07-08T21:59:05Z</meta:creation-date>
    <meta:editing-cycles>1</meta:editing-cycles>
    <meta:editing-duration>PT1H14M48S</meta:editing-duration>
    <meta:generator>gnumeric/1.12.9</meta:generator>
    <meta:initial-creator>Christopher Nies</meta:initial-creator>
  </office:meta>
</office:document-meta>
</file>